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C00000227F1F09B6D.png" manifest:media-type="image/png"/>
  <manifest:file-entry manifest:full-path="Pictures/100000000000006400000043C0BCE79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entury Gothic" svg:font-family="'Century Gothic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Encabezado">
      <style:paragraph-properties fo:margin-left="1.251cm" fo:margin-right="0cm" fo:text-indent="0cm" style:auto-text-indent="false">
        <style:tab-stops>
          <style:tab-stop style:position="7.25cm" style:type="center"/>
          <style:tab-stop style:position="15.75cm" style:type="right"/>
        </style:tab-stops>
      </style:paragraph-properties>
    </style:style>
    <style:style style:name="P2" style:family="paragraph" style:parent-style-name="Encabezado">
      <style:paragraph-properties fo:margin-left="1.251cm" fo:margin-right="0cm" fo:text-indent="0cm" style:auto-text-indent="false">
        <style:tab-stops>
          <style:tab-stop style:position="7.25cm" style:type="center"/>
          <style:tab-stop style:position="15.75cm" style:type="right"/>
        </style:tab-stops>
      </style:paragraph-properties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P3" style:family="paragraph" style:parent-style-name="Standard">
      <style:paragraph-properties fo:margin-left="0cm" fo:margin-right="0.96cm" fo:text-indent="0cm" style:auto-text-indent="false"/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P4" style:family="paragraph" style:parent-style-name="Standard">
      <style:paragraph-properties fo:margin-left="0cm" fo:margin-right="0.96cm" fo:text-align="center" style:justify-single-word="false" fo:text-indent="0cm" style:auto-text-indent="false"/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P5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officeooo:rsid="0010aa0d" officeooo:paragraph-rsid="0010aa0d" style:letter-kerning="false" style:font-size-asian="10pt" style:language-asian="ar" style:country-asian="SA" style:font-name-complex="Arial" style:font-size-complex="10pt"/>
    </style:style>
    <style:style style:name="P6" style:family="paragraph" style:parent-style-name="Encabezado">
      <style:paragraph-properties fo:margin-left="1.251cm" fo:margin-right="0cm" fo:text-indent="0cm" style:auto-text-indent="false">
        <style:tab-stops>
          <style:tab-stop style:position="7.25cm" style:type="center"/>
          <style:tab-stop style:position="15.75cm" style:type="right"/>
        </style:tab-stops>
      </style:paragraph-properties>
      <style:text-properties style:font-name="Arial" fo:font-size="10pt" fo:font-weight="bold" style:letter-kerning="false" style:font-size-asian="10pt" style:language-asian="ar" style:country-asian="SA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style:letter-kerning="false" fo:background-color="#ffffff" style:font-size-asian="8pt" style:language-asian="ar" style:country-asian="SA" style:font-name-complex="Arial" style:font-size-complex="8pt"/>
    </style:style>
    <style:style style:name="P8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P10" style:family="paragraph" style:parent-style-name="Standard">
      <style:paragraph-properties fo:text-align="start" style:justify-single-word="false"/>
      <style:text-properties style:font-name="Arial" fo:language="ca" fo:country="ES" officeooo:paragraph-rsid="0010aa0d" style:font-name-asian="Times New Roman" style:font-name-complex="Arial" style:language-complex="ar" style:country-complex="SA"/>
    </style:style>
    <style:style style:name="P11" style:family="paragraph" style:parent-style-name="Standard">
      <style:paragraph-properties fo:text-align="start" style:justify-single-word="false"/>
      <style:text-properties style:font-name="Arial" fo:language="ca" fo:country="ES" fo:font-weight="bold" style:font-name-asian="Times New Roman" style:font-weight-asian="bold" style:font-name-complex="Arial" style:language-complex="ar" style:country-complex="SA" style:font-weight-complex="bold"/>
    </style:style>
    <style:style style:name="P12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P13" style:family="paragraph" style:parent-style-name="Standard">
      <style:paragraph-properties fo:margin-left="0cm" fo:margin-right="0.96cm" fo:text-indent="0cm" style:auto-text-indent="false"/>
    </style:style>
    <style:style style:name="P14" style:family="paragraph" style:parent-style-name="Standard">
      <style:paragraph-properties fo:margin-left="0cm" fo:margin-right="0.96cm" fo:text-align="center" style:justify-single-word="false" fo:text-indent="0cm" style:auto-text-indent="false" style:snap-to-layout-grid="false"/>
    </style:style>
    <style:style style:name="P15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6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P17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fo:color="#c9211e" loext:opacity="100%" style:font-name="Arial" officeooo:rsid="0010aa0d" officeooo:paragraph-rsid="0010aa0d" style:font-name-complex="Arial"/>
    </style:style>
    <style:style style:name="P19" style:family="paragraph" style:parent-style-name="Heading_20_1" style:master-page-name="MP0">
      <style:paragraph-properties style:page-number="auto" fo:break-before="page"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1cm"/>
          <style:tab-stop style:position="15cm" style:type="right"/>
        </style:tab-stops>
      </style:paragraph-properties>
    </style:style>
    <style:style style:name="P20" style:family="paragraph" style:parent-style-name="Text_20_body" style:list-style-name="L1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style:font-name-complex="Arial"/>
    </style:style>
    <style:style style:name="P21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officeooo:paragraph-rsid="0010aa0d" style:font-name-complex="Arial"/>
    </style:style>
    <style:style style:name="P22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officeooo:paragraph-rsid="0015eff4" style:font-name-complex="Arial"/>
    </style:style>
    <style:style style:name="P23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P24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officeooo:paragraph-rsid="0016db98" style:font-name-complex="Arial"/>
    </style:style>
    <style:style style:name="P25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officeooo:rsid="0016db98" officeooo:paragraph-rsid="0016db98" style:font-name-complex="Arial"/>
    </style:style>
    <style:style style:name="P26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weight-complex="bold"/>
    </style:style>
    <style:style style:name="P27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1352b2"/>
    </style:style>
    <style:style style:name="P28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13fb62"/>
    </style:style>
    <style:style style:name="P29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15eff4"/>
    </style:style>
    <style:style style:name="P30" style:family="paragraph" style:parent-style-name="Text_20_body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181db1"/>
    </style:style>
    <style:style style:name="P31" style:family="paragraph" style:parent-style-name="Text_20_body" style:list-style-name="L8">
      <style:paragraph-properties fo:text-align="justify" style:justify-single-word="false">
        <style:tab-stops>
          <style:tab-stop style:position="1.27cm"/>
        </style:tab-stops>
      </style:paragraph-properties>
      <style:text-properties officeooo:paragraph-rsid="00181db1"/>
    </style:style>
    <style:style style:name="P32" style:family="paragraph" style:parent-style-name="Text_20_body">
      <style:paragraph-properties fo:text-align="justify" style:justify-single-word="false" fo:orphans="2" fo:widows="2">
        <style:tab-stops>
          <style:tab-stop style:position="1.27cm"/>
        </style:tab-stops>
      </style:paragraph-properties>
      <style:text-properties officeooo:paragraph-rsid="001352b2"/>
    </style:style>
    <style:style style:name="P33" style:family="paragraph" style:parent-style-name="Text_20_body" style:list-style-name="L6">
      <style:paragraph-properties fo:text-align="justify" style:justify-single-word="false" fo:orphans="2" fo:widows="2">
        <style:tab-stops>
          <style:tab-stop style:position="1.27cm"/>
        </style:tab-stops>
      </style:paragraph-properties>
      <style:text-properties officeooo:paragraph-rsid="001352b2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3fb62"/>
    </style:style>
    <style:style style:name="T1" style:family="text"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T2" style:family="text">
      <style:text-properties style:font-name="Arial" fo:font-size="10pt" officeooo:rsid="001352b2" style:letter-kerning="false" style:font-size-asian="10pt" style:language-asian="ar" style:country-asian="SA" style:font-name-complex="Arial" style:font-size-complex="10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officeooo:rsid="0012526a" style:font-name-asian="Arial" style:font-size-asian="10pt" style:font-name-complex="Arial" style:font-size-complex="10pt"/>
    </style:style>
    <style:style style:name="T5" style:family="text">
      <style:text-properties style:font-name="Arial" fo:font-size="10pt" officeooo:rsid="001352b2" style:font-name-asian="Arial" style:font-size-asian="10pt" style:font-name-complex="Arial" style:font-size-complex="10pt"/>
    </style:style>
    <style:style style:name="T6" style:family="text">
      <style:text-properties style:font-name="Arial" fo:font-size="8pt" style:letter-kerning="false" fo:background-color="#ffffff" loext:char-shading-value="0" style:font-size-asian="8pt" style:language-asian="ar" style:country-asian="SA" style:font-name-complex="Arial" style:font-size-complex="8pt"/>
    </style:style>
    <style:style style:name="T7" style:family="text">
      <style:text-properties style:font-name="Arial" fo:font-size="8pt" style:letter-kerning="false" style:font-size-asian="8pt" style:language-asian="ar" style:country-asian="SA" style:font-name-complex="Arial" style:font-size-complex="8pt"/>
    </style:style>
    <style:style style:name="T8" style:family="text">
      <style:text-properties style:font-name="Arial" officeooo:rsid="001352b2" style:font-name-complex="Arial"/>
    </style:style>
    <style:style style:name="T9" style:family="text">
      <style:text-properties style:font-name="Arial" officeooo:rsid="0013fb62" style:font-name-complex="Arial"/>
    </style:style>
    <style:style style:name="T10" style:family="text">
      <style:text-properties style:font-name="Arial" officeooo:rsid="0015eff4" style:font-name-complex="Arial"/>
    </style:style>
    <style:style style:name="T11" style:family="text">
      <style:text-properties style:font-name="Arial" officeooo:rsid="00181db1" style:font-name-complex="Arial"/>
    </style:style>
    <style:style style:name="T12" style:family="text">
      <style:text-properties style:font-name="Arial" officeooo:rsid="00198f72" style:font-name-complex="Ari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0ebaa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eff4" style:font-weight-asian="bold" style:font-name-complex="Arial" style:font-weight-complex="bold"/>
    </style:style>
    <style:style style:name="T17" style:family="text">
      <style:text-properties fo:font-weight="bold" officeooo:rsid="00181db1" style:font-weight-asian="bold" style:font-name-complex="Arial" style:font-weight-complex="bold"/>
    </style:style>
    <style:style style:name="T18" style:family="text">
      <style:text-properties officeooo:rsid="0010aa0d"/>
    </style:style>
    <style:style style:name="T19" style:family="text">
      <style:text-properties fo:font-style="italic" officeooo:rsid="0016db98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0aa0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0ebaa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5eff4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6db98" style:font-style-asian="italic" style:font-weight-asian="bold" style:font-style-complex="italic" style:font-weight-complex="bold"/>
    </style:style>
    <style:style style:name="T2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81db1" style:text-underline-mode="continuous" style:text-overline-mode="continuous" style:text-line-through-mode="continuous" style:font-weight-asian="bold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0aa0d"/>
    </style:style>
    <style:style style:name="T29" style:family="text">
      <style:text-properties officeooo:rsid="0013fb62"/>
    </style:style>
    <style:style style:name="T30" style:family="text">
      <style:text-properties style:font-name="Comic Sans MS" fo:font-size="12pt" style:font-size-asian="12pt" style:font-name-complex="Arial" style:font-size-complex="12pt"/>
    </style:style>
    <style:style style:name="T31" style:family="text">
      <style:text-properties style:font-name="Comic Sans MS" fo:font-size="12pt" officeooo:rsid="001352b2" style:font-size-asian="12pt" style:font-name-complex="Arial" style:font-size-complex="12pt"/>
    </style:style>
    <style:style style:name="T32" style:family="text">
      <style:text-properties style:font-name="Comic Sans MS" fo:font-size="12pt" officeooo:rsid="0015eff4" style:font-size-asian="12pt" style:font-name-complex="Arial" style:font-size-complex="12pt"/>
    </style:style>
    <style:style style:name="T33" style:family="text">
      <style:text-properties style:font-name="Comic Sans MS" fo:font-size="12pt" officeooo:rsid="00181db1" style:font-size-asian="12pt" style:font-name-complex="Arial" style:font-size-complex="12pt"/>
    </style:style>
    <style:style style:name="T34" style:family="text">
      <style:text-properties style:font-name="Comic Sans MS" officeooo:rsid="001352b2" style:font-name-complex="Arial"/>
    </style:style>
    <style:style style:name="T35" style:family="text">
      <style:text-properties style:font-name="Comic Sans MS" fo:font-size="10pt" fo:font-style="normal" officeooo:rsid="0013fb62" style:font-size-asian="10pt" style:font-style-asian="normal" style:font-name-complex="Arial" style:font-size-complex="10pt" style:font-style-complex="normal"/>
    </style:style>
    <style:style style:name="T36" style:family="text">
      <style:text-properties style:font-name="Comic Sans MS" fo:font-size="10pt" fo:font-style="normal" officeooo:rsid="001352b2" style:font-size-asian="10pt" style:font-style-asian="normal" style:font-name-complex="Arial" style:font-size-complex="10pt" style:font-style-complex="normal"/>
    </style:style>
    <style:style style:name="T37" style:family="text">
      <style:text-properties style:font-name="Comic Sans MS" fo:font-size="10pt" fo:language="ca" fo:country="ES" fo:font-style="normal" officeooo:rsid="001352b2" style:font-name-asian="Times New Roman" style:font-size-asian="10pt" style:font-style-asian="normal" style:font-name-complex="Arial" style:font-size-complex="10pt" style:language-complex="ar" style:country-complex="SA" style:font-style-complex="normal"/>
    </style:style>
    <style:style style:name="T38" style:family="text">
      <style:text-properties style:font-name="Comic Sans MS" fo:font-size="10pt" fo:language="ca" fo:country="ES" fo:font-style="normal" fo:font-weight="bold" officeooo:rsid="001352b2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T39" style:family="text">
      <style:text-properties style:font-name="Comic Sans MS" fo:font-size="10pt" officeooo:rsid="0015eff4" style:font-size-asian="10pt" style:font-name-complex="Arial" style:font-size-complex="10pt"/>
    </style:style>
    <style:style style:name="T40" style:family="text">
      <style:text-properties style:font-name="Comic Sans MS" fo:font-size="10pt" officeooo:rsid="00181db1" style:font-size-asian="10pt" style:font-name-complex="Arial" style:font-size-complex="10pt"/>
    </style:style>
    <style:style style:name="T41" style:family="text">
      <style:text-properties style:font-name="Comic Sans MS" fo:font-size="10pt" fo:font-weight="bold" officeooo:rsid="0015eff4" style:font-size-asian="10pt" style:font-weight-asian="bold" style:font-name-complex="Arial" style:font-size-complex="10pt" style:font-weight-complex="bold"/>
    </style:style>
    <style:style style:name="T42" style:family="text">
      <style:text-properties style:font-name="Comic Sans MS" fo:font-size="10pt" fo:font-weight="bold" officeooo:rsid="00181db1" style:font-size-asian="10pt" style:font-weight-asian="bold" style:font-name-complex="Arial" style:font-size-complex="10pt" style:font-weight-complex="bold"/>
    </style:style>
    <style:style style:name="T43" style:family="text">
      <style:text-properties style:font-name="Comic Sans MS" fo:language="ca" fo:country="ES" fo:font-style="italic" officeooo:rsid="00181db1" style:font-name-asian="Times New Roman" style:font-style-asian="italic" style:font-name-complex="Arial" style:language-complex="ar" style:country-complex="SA" style:font-style-complex="italic"/>
    </style:style>
    <style:style style:name="T44" style:family="text">
      <style:text-properties style:font-name="Comic Sans MS" fo:language="ca" fo:country="ES" fo:font-style="italic" fo:font-weight="bold" officeooo:rsid="00181db1" style:font-name-asian="Times New Roman" style:font-style-asian="italic" style:font-weight-asian="bold" style:font-name-complex="Arial" style:language-complex="ar" style:country-complex="SA" style:font-style-complex="italic" style:font-weight-complex="bold"/>
    </style:style>
    <style:style style:name="T45" style:family="text">
      <style:text-properties style:font-name="Comic Sans MS" fo:font-weight="bold" officeooo:rsid="001352b2" style:font-weight-asian="bold" style:font-name-complex="Arial" style:font-weight-complex="bold"/>
    </style:style>
    <style:style style:name="T46" style:family="text">
      <style:text-properties style:font-name="Comic Sans MS" officeooo:rsid="00181db1"/>
    </style:style>
    <style:style style:name="T47" style:family="text">
      <style:text-properties style:font-name="Comic Sans MS" fo:font-style="italic" officeooo:rsid="00181db1" style:font-style-asian="italic" style:font-style-complex="italic"/>
    </style:style>
    <style:style style:name="T48" style:family="text">
      <style:text-properties style:font-name="Comic Sans MS" fo:font-style="italic" fo:font-weight="bold" officeooo:rsid="00181db1" style:font-style-asian="italic" style:font-weight-asian="bold" style:font-style-complex="italic" style:font-weight-complex="bold"/>
    </style:style>
    <style:style style:name="T49" style:family="text">
      <style:text-properties officeooo:rsid="0015eff4"/>
    </style:style>
    <style:style style:name="T50" style:family="text">
      <style:text-properties officeooo:rsid="0015eff4" style:font-name-complex="Arial"/>
    </style:style>
    <style:style style:name="T51" style:family="text">
      <style:text-properties officeooo:rsid="0016db98"/>
    </style:style>
    <style:style style:name="T52" style:family="text">
      <style:text-properties officeooo:rsid="00181db1"/>
    </style:style>
    <style:style style:name="T53" style:family="text">
      <style:text-properties officeooo:rsid="00198f72"/>
    </style:style>
    <style:style style:name="T54" style:family="text">
      <style:text-properties officeooo:rsid="001b72c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span text:style-name="Strong_20_Emphasis"><text:span text:style-name="T3">Professors: <text:s/></text:span></text:span><text:span text:style-name="Strong_20_Emphasis"><text:span text:style-name="T5">Victor Pastor</text:span></text:span><text:span text:style-name="Strong_20_Emphasis"><text:span text:style-name="T4"> i Susana Àvila</text:span></text:span></text:h>
      <text:p text:style-name="P17"/>
      <text:p text:style-name="P17"/>
      <text:p text:style-name="P8">Exercici 1: Crono <text:span text:style-name="T53">(3 punts)</text:span> </text:p>
      <text:p text:style-name="P22"><text:span text:style-name="T52">1.a) (1,5 punts) </text:span>Crea <text:span text:style-name="T49">1</text:span> bot<text:span text:style-name="T49">ó</text:span> <text:span text:style-name="T18">amb el text</text:span> “<text:span text:style-name="T23">Init</text:span>”. En <text:span text:style-name="T18">prémer</text:span> <text:span text:style-name="T49">aquest botó</text:span>, <text:span text:style-name="T49">es </text:span>mostrarà a l’usuari un <text:span text:style-name="T29">seguit de 3 preguntes de confirmació </text:span><text:span text:style-name="T49">(preguntes que només poden tenir els valors d’Acceptar i Cancel·lar) </text:span><text:span text:style-name="T48">(1)</text:span></text:p>
      <text:p text:style-name="P30"><text:span text:style-name="T11">1.b) (</text:span><text:span text:style-name="T12">1,5</text:span><text:span text:style-name="T11"> punts) </text:span><text:span text:style-name="T9">Al final de les 3 preguntes, se’ns mostrarà:</text:span></text:p>
      <text:list text:style-name="L8">
        <text:list-item>
          <text:p text:style-name="P31"><text:span text:style-name="T9">la data d’avui en format anglès </text:span><text:span text:style-name="T10">(exemple, </text:span><text:span text:style-name="T31">T</text:span><text:span text:style-name="Emphasis"><text:span text:style-name="T32">uesday, 1</text:span></text:span><text:span text:style-name="Emphasis"><text:span text:style-name="T33">5</text:span></text:span><text:span text:style-name="Emphasis"><text:span text:style-name="T32">th </text:span></text:span><text:span text:style-name="Emphasis"><text:span text:style-name="T33">October </text:span></text:span><text:span text:style-name="Emphasis"><text:span text:style-name="T32">202</text:span></text:span><text:span text:style-name="Emphasis"><text:span text:style-name="T33">4</text:span></text:span><text:span text:style-name="T10">) </text:span><text:span text:style-name="T44">(2)</text:span><text:span text:style-name="T10">, </text:span></text:p>
        </text:list-item>
        <text:list-item>
          <text:p text:style-name="P31"><text:span text:style-name="T10">l’</text:span><text:span text:style-name="T11">hora</text:span><text:span text:style-name="T10"> actualitzada de 10 en 10 segons </text:span><text:span text:style-name="T9">i </text:span></text:p>
        </text:list-item>
        <text:list-item>
          <text:p text:style-name="P31"><text:span text:style-name="T9">el total d’encerts que haguem fet.</text:span></text:p>
        </text:list-item>
      </text:list>
      <text:p text:style-name="P27"><text:span text:style-name="Emphasis"><text:span text:style-name="T30"/></text:span></text:p>
      <text:p text:style-name="P28"><text:span text:style-name="Emphasis"><text:span text:style-name="T45">Atenció:</text:span></text:span><text:span text:style-name="Emphasis"><text:span text:style-name="T34"> </text:span></text:span></text:p>
      <text:p text:style-name="P29"><text:span text:style-name="Emphasis"><text:span text:style-name="T42">(</text:span></text:span><text:span text:style-name="Emphasis"><text:span text:style-name="T41">1</text:span></text:span><text:span text:style-name="Emphasis"><text:span text:style-name="T42">)</text:span></text:span><text:span text:style-name="Emphasis"><text:span text:style-name="T39"> Les preguntes venen donades per un array de mida 10 de nom </text:span></text:span><text:span text:style-name="Emphasis"><text:span text:style-name="T41">questions</text:span></text:span><text:span text:style-name="Emphasis"><text:span text:style-name="T39">. Les seves respectives respostes (solucions) venen donades per un altre array també de mida 10 i de nom </text:span></text:span><text:span text:style-name="Emphasis"><text:span text:style-name="T41">answers</text:span></text:span><text:span text:style-name="Emphasis"><text:span text:style-name="T39">. </text:span></text:span></text:p>
      <text:p text:style-name="P29"><text:span text:style-name="Emphasis"><text:span text:style-name="T39">Al principi, es carregarà un número aleatori de 0 a 10. Per fer-ho feu això:</text:span></text:span></text:p>
      <text:p text:style-name="P29"><text:span text:style-name="Emphasis"><text:span text:style-name="T39">Math.floor(Math.random() * 10) </text:span></text:span></text:p>
      <text:p text:style-name="P29"><text:span text:style-name="Emphasis"><text:span text:style-name="T39">i a partir del valor que em doni, agafaré les preguntes que surten a partir de la posició donada. Per exemple, si el random dóna 3, agafaré les preguntes <text:s/>(i les respostes) que es trobin en les posicions 3, 4 i 5.</text:span></text:span></text:p>
      <text:p text:style-name="P28"><text:span text:style-name="Emphasis">(</text:span><text:span text:style-name="Emphasis">2</text:span><text:span text:style-name="Emphasis">)</text:span><text:span text:style-name="Emphasis"><text:span text:style-name="T35"> </text:span></text:span><text:span text:style-name="Emphasis"><text:span text:style-name="T35">R</text:span></text:span><text:span text:style-name="Emphasis"><text:span text:style-name="T36">ecordem que en anglès</text:span></text:span></text:p>
      <text:list text:style-name="L6">
        <text:list-item>
          <text:p text:style-name="P33"><text:span text:style-name="Emphasis"><text:span text:style-name="T37">Dies de la setmana: Monday, Tuesday, Wednesday, Thursday, Friday, Saturday, Sunday</text:span></text:span></text:p>
        </text:list-item>
        <text:list-item>
          <text:p text:style-name="P33"><text:span text:style-name="Emphasis"><text:span text:style-name="T37">Mesos: January, February, March, April, May , June , July , August, September, October , November, December </text:span></text:span></text:p>
        </text:list-item>
        <text:list-item>
          <text:p text:style-name="P33"><text:span text:style-name="Emphasis"><text:span text:style-name="T37">El dies s’hi expressen amb ordinals: </text:span></text:span></text:p>
          <text:p text:style-name="P33"><text:span text:style-name="Emphasis"><text:span text:style-name="T37">→ del primer al cinquè dia: 1st, 2nd, 3rd, 4th, 5th</text:span></text:span></text:p>
        </text:list-item>
      </text:list>
      <text:p text:style-name="P32"><text:span text:style-name="Emphasis"><text:span text:style-name="T37"><text:tab/>→ a partir del cinquè dia: 6th, 7th, 8th, 9th,...</text:span></text:span></text:p>
      <text:p text:style-name="P34"><text:span text:style-name="Emphasis"/></text:p>
      <text:p text:style-name="P28"><text:span text:style-name="Emphasis"/></text:p>
      <text:p text:style-name="P27"><text:span text:style-name="Emphasis"><text:span text:style-name="T8"/></text:span></text:p>
      <text:p text:style-name="P27"><text:span text:style-name="Emphasis"><text:span text:style-name="T8"/></text:span></text:p>
      <text:p text:style-name="P9"/>
      <text:p text:style-name="P8"><text:soft-page-break/>Exercici 2: Construcció d’array (<text:span text:style-name="T53">3 </text:span>punts)</text:p>
      <text:p text:style-name="P9"><text:span text:style-name="T53">2.a) (1 punt) </text:span>Crea un input de text i <text:span text:style-name="T51">un radio</text:span> amb les opcions “<text:span text:style-name="T21">A</text:span><text:span text:style-name="T20">feg</text:span><text:span text:style-name="T24">eix</text:span><text:span text:style-name="T20"> </text:span><text:span text:style-name="T22">a l’</text:span><text:span text:style-name="T20">inici</text:span>” i ”<text:span text:style-name="T21">A</text:span><text:span text:style-name="T20">feg</text:span><text:span text:style-name="T24">eix</text:span><text:span text:style-name="T20"> </text:span><text:span text:style-name="T22">al </text:span><text:span text:style-name="T20">final</text:span>”. <text:span text:style-name="T51">Per defecte estarà seleccionat l’opció d’ «</text:span><text:span text:style-name="T24">Afegir al final</text:span><text:span text:style-name="T51">»</text:span></text:p>
      <text:p text:style-name="P24">Quan l’usuari tregui el focus de l’input, <text:span text:style-name="T18">es mirarà que el text introduït </text:span><text:span text:style-name="T52">contingui</text:span><text:span text:style-name="T18"> només </text:span><text:span text:style-name="T51">lletres (majúscules, minúscules, vocals amb accents, espais en blanc) </text:span><text:span text:style-name="T18">de </text:span><text:span text:style-name="T51">3</text:span><text:span text:style-name="T18"> </text:span><text:span text:style-name="T51">caràcters</text:span><text:span text:style-name="T18"> o més </text:span><text:span text:style-name="T51">i sempre el primer caràcter </text:span><text:span text:style-name="T52">no</text:span><text:span text:style-name="T51"> ha de començar per </text:span><text:span text:style-name="T52">vocal</text:span><text:span text:style-name="T18">. </text:span></text:p>
      <text:p text:style-name="P24"><text:span text:style-name="T53">2.b) (1 punt) </text:span><text:span text:style-name="T18">Si la validació és correcta, </text:span>s’afeg<text:span text:style-name="T18">irà</text:span> el contingut d’<text:span text:style-name="T14">aquest</text:span> input a <text:span text:style-name="T18">un </text:span>array <text:span text:style-name="T18">de nom </text:span><text:span text:style-name="T19">paraules</text:span><text:span text:style-name="T18">, </text:span>i mostra<text:span text:style-name="T18">rà</text:span> <text:span text:style-name="T51">tot l’array per </text:span><text:span text:style-name="T18">pantalla i a la consola</text:span>. <text:span text:style-name="T18">Compte que e</text:span>l valor de l’input s’afegirà a l’inici o al final de l’array en funció del valor del <text:span text:style-name="T51">radio</text:span>.</text:p>
      <text:p text:style-name="P24"><text:span text:style-name="T18">En cas d’una validació negativa, es mostrarà el contingut de l’array </text:span><text:span text:style-name="T19">paraules</text:span><text:span text:style-name="T18"> igual que abans però sense incloure el nou valor.</text:span></text:p>
      <text:p text:style-name="P25"><text:span text:style-name="T53">2.c) (1 punt) </text:span>Un cop l’array arribi a tenir 15 valors, apareixerà un text que digui «Cercador de paraules» i un input de text. Segons que escrivim text en aquesta segona caixa <text:span text:style-name="T52">*</text:span>, veurem just a sota només <text:span text:style-name="T52">les paraules</text:span> de l’array que contenen les lletres escrites. <text:span text:style-name="T52">Si no hi ha coincidències, cal explicitar-ho</text:span></text:p>
      <text:p text:style-name="P32"><text:span text:style-name="Emphasis"><text:span text:style-name="T38">Atenció:</text:span></text:span><text:span text:style-name="Emphasis"><text:span text:style-name="T37"> * feu servir l’esdeveniment input a la caixa de recerca</text:span></text:span></text:p>
      <text:p text:style-name="P21"/>
      <text:p text:style-name="P9"><text:span text:style-name="T25"/></text:p>
      <text:p text:style-name="P9"><text:span text:style-name="T25">Exercici </text:span><text:span text:style-name="T26">3</text:span><text:span text:style-name="T25">: </text:span><text:span text:style-name="T26">Recompte </text:span><text:span text:style-name="T25">(2 punts) </text:span></text:p>
      <text:p text:style-name="P9"><text:span text:style-name="T53">(1 punt) </text:span>Crea un camp <text:span text:style-name="T52">de tipus </text:span>textarea i mostra a l’usuari en <text:span text:style-name="T15">temps real</text:span>:</text:p>
      <text:list text:style-name="L1">
        <text:list-item>
          <text:p text:style-name="P20">Quantes vocals hi ha escrites.</text:p>
        </text:list-item>
        <text:list-item>
          <text:p text:style-name="P20">La longitud total de caràcters del text.</text:p>
        </text:list-item>
        <text:list-item>
          <text:p text:style-name="P20">El número <text:span text:style-name="T18">total </text:span>de paraules.</text:p>
        </text:list-item>
      </text:list>
      <text:p text:style-name="P9"><text:span text:style-name="T53">(1 punt) </text:span><text:span text:style-name="T52">N</text:span>o<text:span text:style-name="T52">més</text:span> permet a l’usuari <text:span text:style-name="T52">que pugui escriure lletres, números i signes de puntuació ( ‘.’, ‘,’, ‘;’)</text:span></text:p>
      <text:p text:style-name="P9"/>
      <text:p text:style-name="P18">Es tindrà en compte:</text:p>
      <text:p text:style-name="P11">ESTRUCTURA GENERAL DEL CODI:</text:p>
      <text:p text:style-name="P10">- (0,5 punts) Carpetes de l'aplicació correctes, número i noms de fitxers «.js» correctes </text:p>
      <text:p text:style-name="P10">- (<text:span text:style-name="T18">1 </text:span>punt) Ús adequat de les funcions, nom de variables correcte<text:span text:style-name="T18">s</text:span>, ús correcte de bucles, condicionals, refactorització del codi...</text:p>
      <text:p text:style-name="P10"><text:span text:style-name="T15">DOCUMENTACIÓ DEL CODI: </text:span>(0,5 punts) <text:span text:style-name="T28">F</text:span><text:span text:style-name="T27">er</text:span> servir documentació interna <text:s/><text:span text:style-name="T52">i per blocs </text:span>del codi <text:span text:style-name="T18">de manera adequada. </text:span><text:span text:style-name="T52">Un mínim de 3 de cada per poder puntua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entury Gothic" svg:font-family="'Century Gothic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ca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color="#000000" loext:opacity="100%" style:font-name="Century Gothic" fo:font-family="'Century Gothic'" style:font-family-generic="swiss" style:font-pitch="variable" fo:font-weight="bold" style:font-name-asian="Century Gothic" style:font-family-asian="'Century Gothic'" style:font-family-generic-asian="swiss" style:font-pitch-asian="variable" style:font-weight-asian="bold" style:font-name-complex="Century Gothic" style:font-family-complex="'Century Gothic'" style:font-family-generic-complex="swiss" style:font-pitch-complex="variable" style:font-size-complex="13.5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style:font-name="Century Gothic" fo:font-family="'Century Gothic'" style:font-family-generic="swiss" style:font-pitch="variable" fo:font-weight="bold" style:font-name-asian="Century Gothic" style:font-family-asian="'Century Gothic'" style:font-family-generic-asian="swiss" style:font-pitch-asian="variable" style:font-weight-asian="bold" style:font-name-complex="Century Gothic" style:font-family-complex="'Century Gothic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pigrafe" style:family="paragraph" style:parent-style-name="Standard">
      <style:paragraph-properties fo:margin-left="-5.08cm" fo:margin-right="0cm" fo:hyphenation-ladder-count="no-limit" fo:text-indent="0cm" style:auto-text-indent="false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hyphenation-ladder-count="no-limit"/>
      <style:text-properties fo:language="es" fo:country="ES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2z2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Fuente_20_de_20_párrafo_20_predeter.7" style:display-name="Fuente de párrafo predeter.7" style:family="text"/>
    <style:style style:name="Absatz-Standardschriftart" style:family="text"/>
    <style:style style:name="Fuente_20_de_20_párrafo_20_predeter.6" style:display-name="Fuente de párrafo predeter.6" style:family="text"/>
    <style:style style:name="WW-Absatz-Standardschriftart" style:family="text"/>
    <style:style style:name="WW8Num3z2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8Num4z2" style:family="text">
      <style:text-properties style:font-name="Symbol" fo:font-family="Symbol" style:font-family-generic="roman" style:font-pitch="variable" style:font-charset="x-symbol" fo:font-size="9pt" style:font-name-asian="Symbol" style:font-family-asian="Symbol" style:font-family-generic-asian="roman" style:font-pitch-asian="variable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Fuente_20_de_20_párrafo_20_predeter.5" style:display-name="Fuente de párrafo predeter.5" style:family="text"/>
    <style:style style:name="WW-Absatz-Standardschriftart1" style:family="text"/>
    <style:style style:name="WW-Absatz-Standardschriftart11" style:family="text"/>
    <style:style style:name="Fuente_20_de_20_párrafo_20_predeter.4" style:display-name="Fuente de párrafo predeter.4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uente_20_de_20_párrafo_20_predeter.3" style:display-name="Fuente de párrafo predeter.3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Fuente_20_de_20_párrafo_20_predeter.2" style:display-name="Fuente de párrafo predeter.2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ps" style:family="text" style:parent-style-name="Fuente_20_de_20_párrafo_20_predeter.6"/>
    <style:style style:name="hps_20_atn" style:display-name="hps atn" style:family="text" style:parent-style-name="Fuente_20_de_20_párrafo_20_predeter.6"/>
    <style:style style:name="atn" style:family="text" style:parent-style-name="Fuente_20_de_20_párrafo_20_predeter.6"/>
    <style:style style:name="Código_20_HTML" style:display-name="Código HTML" style:family="text" style:parent-style-name="Fuente_20_de_20_párrafo_20_predeter.6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5LVL1" style:display-name="WW_CharLFO5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992cm" fo:margin-left="-0.023cm" table:align="left"/>
    </style:style>
    <style:style style:name="Tabla1.A" style:family="table-column">
      <style:table-column-properties style:column-width="5.602cm"/>
    </style:style>
    <style:style style:name="Tabla1.B" style:family="table-column">
      <style:table-column-properties style:column-width="6.761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82cm"/>
    </style:style>
    <style:style style:name="Tabla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D1" style:family="table-cell">
      <style:table-cell-properties style:vertical-align="middle" fo:padding="0.097cm" fo:border="0.25pt solid #000000" style:writing-mode="lr-tb"/>
    </style:style>
    <style:style style:name="Tabla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7.598cm" fo:margin-left="-0.058cm" table:align="left"/>
    </style:style>
    <style:style style:name="Tabla2.A" style:family="table-column">
      <style:table-column-properties style:column-width="3.697cm"/>
    </style:style>
    <style:style style:name="Tabla2.C" style:family="table-column">
      <style:table-column-properties style:column-width="5.711cm"/>
    </style:style>
    <style:style style:name="Tabla2.D" style:family="table-column">
      <style:table-column-properties style:column-width="4.493cm"/>
    </style:style>
    <style:style style:name="Tabla2.1" style:family="table-row">
      <style:table-row-properties style:min-row-height="0.459cm" style:use-optimal-row-height="false"/>
    </style:style>
    <style:style style:name="Tabla2.A1" style:family="table-cell">
      <style:table-cell-properties style:vertical-align="middle" fo:padding-left="0.097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097cm" fo:padding-right="0.191cm" fo:padding-top="0.097cm" fo:padding-bottom="0.097cm" fo:border="0.5pt solid #000000" style:writing-mode="lr-tb"/>
    </style:style>
    <style:style style:name="MP1" style:family="paragraph" style:parent-style-name="Encabezado">
      <style:paragraph-properties fo:margin-left="1.251cm" fo:margin-right="0cm" fo:text-indent="0cm" style:auto-text-indent="false">
        <style:tab-stops>
          <style:tab-stop style:position="7.25cm" style:type="center"/>
          <style:tab-stop style:position="15.75cm" style:type="right"/>
        </style:tab-stops>
      </style:paragraph-properties>
    </style:style>
    <style:style style:name="MP2" style:family="paragraph" style:parent-style-name="Encabezado">
      <style:paragraph-properties fo:margin-left="1.251cm" fo:margin-right="0cm" fo:text-indent="0cm" style:auto-text-indent="false">
        <style:tab-stops>
          <style:tab-stop style:position="7.25cm" style:type="center"/>
          <style:tab-stop style:position="15.75cm" style:type="right"/>
        </style:tab-stops>
      </style:paragraph-properties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MP3" style:family="paragraph" style:parent-style-name="Encabezado">
      <style:paragraph-properties fo:margin-left="1.251cm" fo:margin-right="0cm" fo:text-indent="0cm" style:auto-text-indent="false">
        <style:tab-stops>
          <style:tab-stop style:position="7.25cm" style:type="center"/>
          <style:tab-stop style:position="15.75cm" style:type="right"/>
        </style:tab-stops>
      </style:paragraph-properties>
      <style:text-properties style:font-name="Arial" fo:font-size="10pt" fo:font-weight="bold" style:letter-kerning="false" style:font-size-asian="10pt" style:language-asian="ar" style:country-asian="SA" style:font-weight-asian="bold" style:font-name-complex="Arial" style:font-size-complex="10pt" style:font-weight-complex="bold"/>
    </style:style>
    <style:style style:name="MP4" style:family="paragraph" style:parent-style-name="Standard">
      <style:paragraph-properties fo:margin-left="0cm" fo:margin-right="0.96cm" fo:text-indent="0cm" style:auto-text-indent="false"/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MP5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</style:style>
    <style:style style:name="MP6" style:family="paragraph" style:parent-style-name="Standard">
      <style:paragraph-properties fo:margin-left="0cm" fo:margin-right="0.96cm" fo:text-indent="0cm" style:auto-text-indent="false"/>
    </style:style>
    <style:style style:name="MP7" style:family="paragraph" style:parent-style-name="Standard">
      <style:paragraph-properties fo:margin-left="0cm" fo:margin-right="0.96cm" fo:text-align="center" style:justify-single-word="false" fo:text-indent="0cm" style:auto-text-indent="false" style:snap-to-layout-grid="false"/>
    </style:style>
    <style:style style:name="MP8" style:family="paragraph" style:parent-style-name="Standard">
      <style:paragraph-properties fo:margin-left="0cm" fo:margin-right="0.96cm" fo:text-align="center" style:justify-single-word="false" fo:text-indent="0cm" style:auto-text-indent="false"/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MP9" style:family="paragraph" style:parent-style-name="Standard">
      <style:paragraph-properties fo:margin-left="0cm" fo:margin-right="0.96cm" fo:margin-top="0.101cm" fo:margin-bottom="0.101cm" style:contextual-spacing="false" fo:text-indent="0cm" style:auto-text-indent="false"/>
      <style:text-properties style:font-name="Arial" fo:font-size="10pt" officeooo:rsid="0010aa0d" officeooo:paragraph-rsid="0010aa0d" style:letter-kerning="false" style:font-size-asian="10pt" style:language-asian="ar" style:country-asian="SA" style:font-name-complex="Arial" style:font-size-complex="10pt"/>
    </style:style>
    <style:style style:name="MP10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style:letter-kerning="false" fo:background-color="#ffffff" style:font-size-asian="8pt" style:language-asian="ar" style:country-asian="SA" style:font-name-complex="Arial" style:font-size-complex="8pt"/>
    </style:style>
    <style:style style:name="MP11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 style:shadow="none"/>
    </style:style>
    <style:style style:name="MT1" style:family="text">
      <style:text-properties style:font-name="Arial" fo:font-size="10pt" style:letter-kerning="false" style:font-size-asian="10pt" style:language-asian="ar" style:country-asian="SA" style:font-name-complex="Arial" style:font-size-complex="10pt"/>
    </style:style>
    <style:style style:name="MT2" style:family="text">
      <style:text-properties style:font-name="Arial" fo:font-size="10pt" officeooo:rsid="001352b2" style:letter-kerning="false" style:font-size-asian="10pt" style:language-asian="ar" style:country-asian="SA" style:font-name-complex="Arial" style:font-size-complex="10pt"/>
    </style:style>
    <style:style style:name="MT3" style:family="text">
      <style:text-properties officeooo:rsid="001b72c7"/>
    </style:style>
    <style:style style:name="MT4" style:family="text">
      <style:text-properties style:font-name="Arial" fo:font-size="8pt" style:letter-kerning="false" fo:background-color="#ffffff" loext:char-shading-value="0" style:font-size-asian="8pt" style:language-asian="ar" style:country-asian="SA" style:font-name-complex="Arial" style:font-size-complex="8pt"/>
    </style:style>
    <style:style style:name="MT5" style:family="text">
      <style:text-properties style:font-name="Arial" fo:font-size="8pt" style:letter-kerning="false" style:font-size-asian="8pt" style:language-asian="ar" style:country-asian="SA" style:font-name-complex="Arial" style:font-size-complex="8pt"/>
    </style:style>
    <style:style style:name="MT6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6cm, -0.016cm, -0.016cm, -0.0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196cm" fo:margin-right="1.2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p text:style-name="MP1"><draw:frame draw:style-name="Mfr1" draw:name="Imagen6" text:anchor-type="paragraph" svg:x="-0.021cm" svg:y="0.09cm" svg:width="0.699cm" style:rel-width="scale" svg:height="0.792cm" style:rel-height="scale" draw:z-index="3"><draw:image xlink:href="Pictures/10000001000001DC00000227F1F09B6D.png" xlink:type="simple" xlink:show="embed" xlink:actuate="onLoad" draw:mime-type="image/png"/></draw:frame><text:span text:style-name="Fuente_20_de_20_párrafo_20_predeter."><text:span text:style-name="MT1">Generalitat de Catalunya</text:span></text:span></text:p>
              <text:p text:style-name="MP2">Departament d’Educació</text:p>
              <text:p text:style-name="MP3">INS Provençana</text:p>
              <text:p text:style-name="MP4"/>
            </table:table-cell>
            <table:table-cell table:style-name="Tabla1.B1" office:value-type="string">
              <text:p text:style-name="MP5"><text:span text:style-name="Fuente_20_de_20_párrafo_20_predeter."><text:span text:style-name="MT1">Mòdul 6:</text:span></text:span></text:p>
              <text:p text:style-name="MP5"><text:span text:style-name="Fuente_20_de_20_párrafo_20_predeter."><text:span text:style-name="MT1">Desenvolupament d’Aplicacions en entorn client</text:span></text:span></text:p>
            </table:table-cell>
            <table:table-cell table:style-name="Tabla1.A1" office:value-type="string">
              <text:p text:style-name="MP4">Curs</text:p>
              <text:p text:style-name="MP6"><text:span text:style-name="Fuente_20_de_20_párrafo_20_predeter."><text:span text:style-name="MT1">202</text:span></text:span><text:span text:style-name="Fuente_20_de_20_párrafo_20_predeter."><text:span text:style-name="MT2">4</text:span></text:span><text:span text:style-name="Fuente_20_de_20_párrafo_20_predeter."><text:span text:style-name="MT1">-202</text:span></text:span><text:span text:style-name="Fuente_20_de_20_párrafo_20_predeter."><text:span text:style-name="MT2">5</text:span></text:span></text:p>
            </table:table-cell>
            <table:table-cell table:style-name="Tabla1.D1" office:value-type="string">
              <text:p text:style-name="MP7"><draw:frame draw:style-name="Mfr2" draw:name="Imagen7" text:anchor-type="paragraph" svg:x="0.369cm" svg:y="0.185cm" svg:width="1.432cm" style:rel-width="scale" svg:height="0.953cm" style:rel-height="scale" draw:z-index="1"><draw:image xlink:href="Pictures/100000000000006400000043C0BCE79C.jpg" xlink:type="simple" xlink:show="embed" xlink:actuate="onLoad" draw:mime-type="image/jpeg"/></draw:frame></text:p>
            </table:table-cell>
          </table:table-row>
          <table:table-row>
            <table:table-cell table:style-name="Tabla1.A2" table:number-rows-spanned="2" office:value-type="string">
              <text:p text:style-name="MP4">Departament d’Informàtica</text:p>
              <text:p text:style-name="MP4"/>
              <text:p text:style-name="MP6"><text:span text:style-name="Fuente_20_de_20_párrafo_20_predeter."><text:span text:style-name="MT1">Grup: DAW 2</text:span></text:span></text:p>
            </table:table-cell>
            <table:table-cell table:style-name="Tabla1.B2" office:value-type="string">
              <text:p text:style-name="MP5"><text:span text:style-name="Fuente_20_de_20_párrafo_20_predeter."><text:span text:style-name="MT1">UF 1</text:span></text:span></text:p>
            </table:table-cell>
            <table:table-cell table:style-name="Tabla1.C2" table:number-columns-spanned="2" office:value-type="string">
              <text:p text:style-name="MP4">Nota:</text:p>
              <text:p text:style-name="MP8"/>
            </table:table-cell>
            <table:covered-table-cell/>
          </table:table-row>
          <table:table-row>
            <table:covered-table-cell table:style-name="Tabla1.A2"/>
            <table:table-cell table:style-name="Tabla1.B3" office:value-type="string">
              <text:p text:style-name="MP9">Pt 1 30%</text:p>
            </table:table-cell>
            <table:table-cell table:style-name="Tabla1.C3" table:number-columns-spanned="2" office:value-type="string">
              <text:p text:style-name="MP4">Data <text:span text:style-name="MT3">16/10/2024</text:span></text:p>
              <text:p text:style-name="MP6"/>
            </table:table-cell>
            <table:covered-table-cell/>
          </table:table-row>
        </table:table>
        <text:p text:style-name="Standard"/>
      </style:header>
      <style:footer>
        <table:table table:name="Tabla2" table:style-name="Tabla2">
          <table:table-column table:style-name="Tabla2.A" table:number-columns-repeated="2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0">C01-F25</text:p>
            </table:table-cell>
            <table:table-cell table:style-name="Tabla2.A1" office:value-type="string">
              <text:p text:style-name="MP11"><text:span text:style-name="Fuente_20_de_20_párrafo_20_predeter."><text:span text:style-name="MT4">Versió</text:span></text:span><text:span text:style-name="Fuente_20_de_20_párrafo_20_predeter."><text:span text:style-name="MT5"> 1.0</text:span></text:span></text:p>
            </table:table-cell>
            <table:table-cell table:style-name="Tabla2.A1" office:value-type="string">
              <text:p text:style-name="MP11"><text:span text:style-name="Fuente_20_de_20_párrafo_20_predeter."><text:span text:style-name="MT4">Pàgina </text:span></text:span><text:span text:style-name="Fuente_20_de_20_párrafo_20_predeter."><text:span text:style-name="MT5"><text:page-number text:select-page="current">2</text:page-number></text:span></text:span><text:span text:style-name="Fuente_20_de_20_párrafo_20_predeter."><text:span text:style-name="MT4"><text:s/>de </text:span></text:span><text:span text:style-name="Fuente_20_de_20_párrafo_20_predeter."><text:span text:style-name="MT5"><text:page-count style:num-format="1">2</text:page-count></text:span></text:span></text:p>
            </table:table-cell>
            <table:table-cell table:style-name="Tabla2.D1" office:value-type="string">
              <text:p text:style-name="MP10">10-09-2020</text:p>
            </table:table-cell>
          </table:table-row>
        </table:table>
        <text:p text:style-name="MP12"><text:span text:style-name="Fuente_20_de_20_párrafo_20_predeter."><text:span text:style-name="MT6"><text:tab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title>Part teòrica</dc:title>
    <meta:initial-creator>ks</meta:initial-creator>
    <meta:creation-date>2012-03-09T14:35:00Z</meta:creation-date>
    <dc:date>2024-10-14T17:33:29.155000000</dc:date>
    <meta:print-date>2006-09-12T22:29:00Z</meta:print-date>
    <meta:editing-cycles>204</meta:editing-cycles>
    <meta:editing-duration>PT11H35M47S</meta:editing-duration>
    <meta:document-statistic meta:table-count="2" meta:image-count="2" meta:object-count="0" meta:page-count="2" meta:paragraph-count="54" meta:word-count="620" meta:character-count="3535" meta:non-whitespace-character-count="2962"/>
    <meta:template xlink:type="simple" xlink:actuate="onRequest" xlink:title="" xlink:href="../../../../Downloads/M06_UF1_Pt1_30.odt/Normal"/>
  </office:meta>
</office:document-meta>
</file>